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e8c5" officeooo:paragraph-rsid="0019e8c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9e8c5" officeooo:paragraph-rsid="0019e8c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9da4" officeooo:paragraph-rsid="001b9da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c5d6" officeooo:paragraph-rsid="001cc5d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d52f5" officeooo:paragraph-rsid="001d52f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e4fd9" officeooo:paragraph-rsid="001e4fd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9e8c5" officeooo:paragraph-rsid="0019e8c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b9da4" officeooo:paragraph-rsid="001b9da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cc5d6" officeooo:paragraph-rsid="001cc5d6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1b9da4" officeooo:paragraph-rsid="001b9da4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normal" officeooo:rsid="001b9da4" officeooo:paragraph-rsid="001b9da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b9da4" officeooo:paragraph-rsid="001b9da4" style:font-size-asian="12.25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4pt" fo:font-weight="normal" officeooo:rsid="001cc5d6" officeooo:paragraph-rsid="001cc5d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d52f5" officeooo:paragraph-rsid="001d52f5" style:font-size-asian="12.25pt" style:font-weight-asian="normal" style:font-size-complex="14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4pt" fo:font-weight="normal" officeooo:rsid="001d52f5" officeooo:paragraph-rsid="001d52f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e4fd9" officeooo:paragraph-rsid="001e4fd9" style:font-size-asian="12.25pt" style:font-weight-asian="normal" style:font-size-complex="14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4pt" fo:font-weight="normal" officeooo:rsid="001e4fd9" officeooo:paragraph-rsid="001e4fd9" style:font-size-asian="12.25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4pt" fo:font-weight="bold" officeooo:rsid="001b9da4" officeooo:paragraph-rsid="001b9da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9e8c5" officeooo:paragraph-rsid="0019e8c5" style:font-size-asian="12.25pt" style:font-weight-asian="normal" style:font-size-complex="14pt" style:font-weight-complex="normal"/>
    </style:style>
    <style:style style:name="T1" style:family="text">
      <style:text-properties officeooo:rsid="001b9da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c5d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7"/>
      <text:p text:style-name="P2">5.1 Qué es JavaScript</text:p>
      <text:p text:style-name="P7">Es un lenguaje de script que suele embeberse en código HTML. <text:span text:style-name="T1">Es un lenguaje interpretado que interactúa con código HTML.</text:span></text:p>
      <text:p text:style-name="P7"/>
      <text:p text:style-name="P19"/>
      <text:p text:style-name="P3">5.2 Características</text:p>
      <text:list xml:id="list334609462" text:style-name="L1">
        <text:list-item>
          <text:p text:style-name="P10">Es un lenguaje orientado a eventos: Significa que según una determinada condición, se puede ejecutar un fragmento de código específico.</text:p>
          <text:p text:style-name="P10">onclick=”sdsds”, OnMouseOver=”asdfas”</text:p>
        </text:list-item>
        <text:list-item>
          <text:p text:style-name="P10">Se puede leer y escribir sobre elementos HTML</text:p>
        </text:list-item>
        <text:list-item>
          <text:p text:style-name="P10">Se puede usar como validador de datos: Antes de enviar los datos de un formulario al servidor se pueden procesar los datos existentes en HTML: Contraseña, datos de dirección, teléfono,etc.</text:p>
        </text:list-item>
        <text:list-item>
          <text:p text:style-name="P10">Herramienta de programación: Contiene elementos propios de lenguajes de programación: buclkes, alternativas, variables, funciones, etc.</text:p>
        </text:list-item>
      </text:list>
      <text:p text:style-name="P8"/>
      <text:p text:style-name="P3">5.3 Cómo escribir código JavaScript en HTML</text:p>
      <text:p text:style-name="P8"/>
      <text:p text:style-name="P8">Para añadir código JavaScript en HTML hay que tener en cuenta:</text:p>
      <text:list xml:id="list3148088000" text:style-name="L2">
        <text:list-item>
          <text:p text:style-name="P11">Ubicación del código.</text:p>
        </text:list-item>
        <text:list-item>
          <text:p text:style-name="P11">Definición del código</text:p>
        </text:list-item>
      </text:list>
      <text:p text:style-name="P3"/>
      <text:p text:style-name="P3">5.3.1 Ubicación del código.</text:p>
      <text:p text:style-name="P8"/>
      <text:p text:style-name="P8">Se puede incluir en:</text:p>
      <text:list xml:id="list296000170" text:style-name="L3">
        <text:list-item>
          <text:p text:style-name="P18"><text:span text:style-name="T2">head </text:span><text:span text:style-name="T3">(01)</text:span></text:p>
        </text:list-item>
        <text:list-item>
          <text:p text:style-name="P18"><text:span text:style-name="T2">body:</text:span><text:span text:style-name="T3">Si se escribe en el body es recomendabble incluirlo al final. Ya que el intérprete cargará el script al finalizar el interpretado completo del documento existente en el body</text:span></text:p>
        </text:list-item>
      </text:list>
      <text:p text:style-name="P3"/>
      <text:p text:style-name="P4">5.3.2 <text:span text:style-name="T1">Definición del código</text:span></text:p>
      <text:list xml:id="list978687144" text:style-name="L4">
        <text:list-item>
          <text:p text:style-name="P13">Mismo fichero que el documento HTML(on-line)</text:p>
          <text:p text:style-name="P13">&lt;script type=”text/javascript”&gt;</text:p>
          <text:p text:style-name="P13">…..</text:p>
          <text:p text:style-name="P13">Codigo JS</text:p>
          <text:p text:style-name="P13">……</text:p>
          <text:p text:style-name="P13">&lt;/script&gt;</text:p>
        </text:list-item>
        <text:list-item>
          <text:p text:style-name="P13">Fichero diferenciado .js Código JavaScript (off-line)</text:p>
          <text:p text:style-name="P13">&lt;script type=”text/javascript” src=”fichero”&gt;</text:p>
          <text:p text:style-name="P13">&lt;/script&gt;</text:p>
        </text:list-item>
      </text:list>
      <text:p text:style-name="P9"/>
      <text:p text:style-name="P9"/>
      <text:p text:style-name="P5"><text:soft-page-break/>5.4 Instrucciones</text:p>
      <text:p text:style-name="P14"/>
      <text:p text:style-name="P14">Una instrucción es todo aquello que produce un cambio y que tiene duración finita. Las instrucciones en JavaScript pueden ser: </text:p>
      <text:list xml:id="list4002937980" text:style-name="L5">
        <text:list-item>
          <text:p text:style-name="P15">Simple:</text:p>
          <text:list>
            <text:list-header>
              <text:p text:style-name="P15">intrucción;</text:p>
            </text:list-header>
          </text:list>
        </text:list-item>
        <text:list-item>
          <text:p text:style-name="P15">Compuesta:</text:p>
          <text:list>
            <text:list-header>
              <text:p text:style-name="P15">{</text:p>
              <text:list>
                <text:list-header>
                  <text:p text:style-name="P15">Instrucción 1;</text:p>
                  <text:p text:style-name="P15">Instrucción 2;</text:p>
                  <text:p text:style-name="P15">……………..</text:p>
                </text:list-header>
              </text:list>
            </text:list-header>
          </text:list>
        </text:list-item>
      </text:list>
      <text:p text:style-name="P14"><text:tab/> <text:s text:c="5"/>}</text:p>
      <text:p text:style-name="P14">Las instrucciones se ejecutan de manera secuencial en orden descendente, hasta que no termina una instrucción, no se procede a ejecutar las siguientes.</text:p>
      <text:p text:style-name="P14"/>
      <text:p text:style-name="P16">Tipos de instrucciones en JavaScript</text:p>
      <text:p text:style-name="P14"/>
      <text:p text:style-name="P6">5.4.1 <text:span text:style-name="T2">Comentarios</text:span></text:p>
      <text:p text:style-name="P16">Los comentarios indican al intérprete que el código fuente incluido en el comentario no debe ser procesado.</text:p>
      <text:list xml:id="list2667873849" text:style-name="L6">
        <text:list-item>
          <text:p text:style-name="P17">Hasta el final de línea: Los caracteres existentes desde // hasta el final de línea se interpretan como comentarios.</text:p>
          <text:list>
            <text:list-header>
              <text:p text:style-name="P17">//comentario.</text:p>
            </text:list-header>
          </text:list>
        </text:list-item>
        <text:list-item>
          <text:p text:style-name="P17">Múltiples líneas:</text:p>
        </text:list-item>
        <text:list-item>
          <text:p text:style-name="P17">/* → inicio comentario</text:p>
          <text:list>
            <text:list-header>
              <text:p text:style-name="P17">--------------</text:p>
              <text:p text:style-name="P17">--------------</text:p>
              <text:p text:style-name="P17">*/ → fin comentarios</text:p>
            </text:list-header>
          </text:list>
        </text:list-item>
      </text:list>
      <text:p text:style-name="P16">Todas las línes existentes entre inicio y fin de las barras se interpretan como coment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0:05:08.733472809</meta:creation-date>
    <dc:date>2018-05-07T14:27:51.177413253</dc:date>
    <meta:editing-duration>PT2H27M7S</meta:editing-duration>
    <meta:editing-cycles>2</meta:editing-cycles>
    <meta:generator>LibreOffice/5.4.0.3$Linux_X86_64 LibreOffice_project/40m0$Build-3</meta:generator>
    <meta:document-statistic meta:table-count="0" meta:image-count="0" meta:object-count="0" meta:page-count="2" meta:paragraph-count="49" meta:word-count="350" meta:character-count="2190" meta:non-whitespace-character-count="1913"/>
  </office:meta>
</office:document-meta>
</file>